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4c974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top="0in" fo:margin-bottom="0.139in" loext:contextual-spacing="false"/>
      <style:text-properties officeooo:paragraph-rsid="00295c66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fo:font-weight="bold" style:font-name-asian="Droid Sans Fallback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265496" officeooo:paragraph-rsid="00265496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2876de" officeooo:paragraph-rsid="002876de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c974" style:font-name-asian="Calibri1" style:font-size-asian="11pt" style:font-name-complex="Calibri1" style:font-size-complex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size-complex="11pt"/>
    </style:style>
    <style:style style:name="P15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left="0.5626in" fo:margin-right="0in" fo:text-indent="-0.56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7" style:family="paragraph" style:parent-style-name="List_20_Paragraph" style:list-style-name="WWNum4"/>
    <style:style style:name="P18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P19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0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21" style:family="paragraph" style:parent-style-name="Standard" style:list-style-name="WWNum3">
      <style:paragraph-properties fo:hyphenation-ladder-count="no-limit"/>
      <style:text-properties style:font-name="Calibri" fo:font-size="11pt" officeooo:rsid="0022cee4" officeooo:paragraph-rsid="0022cee4" style:font-name-asian="Calibri1" style:font-size-asian="11pt" style:font-name-complex="Calibri1" style:font-size-complex="11pt" fo:hyphenate="false" fo:hyphenation-remain-char-count="2" fo:hyphenation-push-char-count="2"/>
    </style:style>
    <style:style style:name="P22" style:family="paragraph" style:parent-style-name="Standard" style:list-style-name="WWNum3">
      <style:paragraph-properties fo:hyphenation-ladder-count="no-limit"/>
      <style:text-properties style:font-name="Calibri" fo:font-size="11pt" officeooo:rsid="00295c66" officeooo:paragraph-rsid="00295c66" style:font-name-asian="Calibri1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Standard" style:list-style-name="WWNum3">
      <style:paragraph-properties fo:hyphenation-ladder-count="no-limit"/>
      <style:text-properties style:font-name="Calibri" fo:font-size="11pt" officeooo:rsid="002df26a" officeooo:paragraph-rsid="002df26a" style:font-name-asian="Calibri1" style:font-size-asian="11pt" style:font-name-complex="Calibri1" style:font-size-complex="11pt" fo:hyphenate="false" fo:hyphenation-remain-char-count="2" fo:hyphenation-push-char-count="2"/>
    </style:style>
    <style:style style:name="P25" style:family="paragraph" style:parent-style-name="Standard" style:list-style-name="WWNum3">
      <style:paragraph-properties fo:hyphenation-ladder-count="no-limit"/>
      <style:text-properties style:font-name="Calibri" fo:font-size="11pt" officeooo:rsid="003235ac" officeooo:paragraph-rsid="003235ac" style:font-name-asian="Calibri1" style:font-size-asian="11pt" style:font-name-complex="Calibri1" style:font-size-complex="11pt" fo:hyphenate="false" fo:hyphenation-remain-char-count="2" fo:hyphenation-push-char-count="2"/>
    </style:style>
    <style:style style:name="P26" style:family="paragraph" style:parent-style-name="Standard" style:list-style-name="WWNum3">
      <style:paragraph-properties fo:hyphenation-ladder-count="no-limit"/>
      <style:text-properties officeooo:paragraph-rsid="001240e6" fo:hyphenate="false" fo:hyphenation-remain-char-count="2" fo:hyphenation-push-char-count="2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9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24c974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3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21307" officeooo:paragraph-rsid="00321307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31f7f6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04e5d8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style:font-size-asian="11pt" style:font-size-complex="11pt"/>
    </style:style>
    <style:style style:name="T6" style:family="text"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T7" style:family="text">
      <style:text-properties officeooo:rsid="0004e5d8"/>
    </style:style>
    <style:style style:name="T8" style:family="text">
      <style:text-properties style:font-name-complex="Calibri1"/>
    </style:style>
    <style:style style:name="T9" style:family="text">
      <style:text-properties officeooo:rsid="0004e5d8" style:font-name-complex="Calibri1"/>
    </style:style>
    <style:style style:name="T10" style:family="text">
      <style:text-properties officeooo:rsid="002e74e2" style:font-name-complex="Calibri1"/>
    </style:style>
    <style:style style:name="T11" style:family="text">
      <style:text-properties officeooo:rsid="0031f7f6" style:font-name-complex="Calibri1"/>
    </style:style>
    <style:style style:name="T12" style:family="text">
      <style:text-properties officeooo:rsid="0032445b" style:font-name-complex="Calibri1"/>
    </style:style>
    <style:style style:name="T13" style:family="text">
      <style:text-properties officeooo:rsid="0017629d"/>
    </style:style>
    <style:style style:name="T14" style:family="text">
      <style:text-properties officeooo:rsid="001b18ec"/>
    </style:style>
    <style:style style:name="T15" style:family="text">
      <style:text-properties officeooo:rsid="001cd8ca"/>
    </style:style>
    <style:style style:name="T16" style:family="text">
      <style:text-properties officeooo:rsid="0024c974"/>
    </style:style>
    <style:style style:name="T17" style:family="text">
      <style:text-properties officeooo:rsid="00265496"/>
    </style:style>
    <style:style style:name="T18" style:family="text">
      <style:text-properties officeooo:rsid="002b3285"/>
    </style:style>
    <style:style style:name="T19" style:family="text">
      <style:text-properties officeooo:rsid="002cac45"/>
    </style:style>
    <style:style style:name="T20" style:family="text">
      <style:text-properties officeooo:rsid="002e74e2"/>
    </style:style>
    <style:style style:name="T21" style:family="text">
      <style:text-properties officeooo:rsid="00302b9c"/>
    </style:style>
    <style:style style:name="T22" style:family="text">
      <style:text-properties officeooo:rsid="0031f7f6"/>
    </style:style>
    <style:style style:name="T23" style:family="text">
      <style:text-properties officeooo:rsid="003213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<text:span text:style-name="T1">Title</text:span><text:span text:style-name="T3">: Scavenger Hunt</text:span></text:p>
      <text:p text:style-name="P4"><text:span text:style-name="T1">Description:</text:span><text:span text:style-name="T3"> <text:s/>Enables the User to begin self-guided tour throughout the PSU Harrisburg campus learning about all the key information that is needed to be a successful member of the Penn State society.</text:span></text:p>
      <text:p text:style-name="P1">Pre-conditions:</text:p>
      <text:list xml:id="list7042665057472135541" text:style-name="WWNum1">
        <text:list-item>
          <text:p text:style-name="P20">The App is open and has focus.</text:p>
        </text:list-item>
      </text:list>
      <text:p text:style-name="P1">Post-conditions:</text:p>
      <text:list xml:id="list5308453731782145392" text:style-name="WWNum4">
        <text:list-item>
          <text:p text:style-name="P18">The App finds a Scavenger Hunt Clue that is not marked as solved and makes it the Current Clue.</text:p>
        </text:list-item>
        <text:list-item>
          <text:p text:style-name="P17"><text:span text:style-name="T5">The App displays </text:span><text:span text:style-name="T6">the Scavenger Hunt Screen with the Current Clue's Clue Description and, if it exists, the Current Clue's Clue Picture.</text:span></text:p>
        </text:list-item>
      </text:list>
      <text:p text:style-name="P1">Actors:</text:p>
      <text:list xml:id="list4237487759606978206" text:style-name="WWNum2">
        <text:list-item>
          <text:p text:style-name="P27">User</text:p>
        </text:list-item>
        <text:list-item>
          <text:p text:style-name="P28">App</text:p>
        </text:list-item>
      </text:list>
      <text:p text:style-name="P5"/>
      <text:p text:style-name="P1">Main Success Scenario: </text:p>
      <text:list xml:id="list5794504111096183315" text:style-name="WWNum3">
        <text:list-item>
          <text:p text:style-name="P21">The User presses the Scavenger Hunt Menu Button.</text:p>
        </text:list-item>
        <text:list-item>
          <text:p text:style-name="P24">The App <text:span text:style-name="T21">prepares</text:span> the Scavenger Hunt Screen.</text:p>
        </text:list-item>
        <text:list-item>
          <text:p text:style-name="P22">The App finds the first unsolved Scavenger Hunt Clue.</text:p>
        </text:list-item>
        <text:list-item>
          <text:p text:style-name="P21">The App displays the Scavenger Hunt Screen.</text:p>
        </text:list-item>
        <text:list-item>
          <text:p text:style-name="P25">The User enters their answer into the Text Box, if it was provided by the Screen.</text:p>
        </text:list-item>
        <text:list-item>
          <text:p text:style-name="P23"><text:span text:style-name="T7">The </text:span>User presses the Scavenger Hunt Check Button.</text:p>
        </text:list-item>
        <text:list-item>
          <text:p text:style-name="P23"><text:span text:style-name="T7">The </text:span>App finds that the Current Clue's Clue Solution requires GPS Coordinates.</text:p>
        </text:list-item>
        <text:list-item>
          <text:p text:style-name="P23"><text:span text:style-name="T7">The </text:span>App gathers the user's current GPS Coordinates.</text:p>
        </text:list-item>
        <text:list-item>
          <text:p text:style-name="P26"><text:span text:style-name="T4">The </text:span><text:bookmark-start text:name="__DdeLink__520_1696924889"/><text:span text:style-name="T3">App determines that current GPS Coordinates are within a 16 meter radius of the Current Clue's Clue Solution's</text:span><text:bookmark-end text:name="__DdeLink__520_1696924889"/><text:span text:style-name="T3"> GPS Coordinates.</text:span></text:p>
        </text:list-item>
        <text:list-item>
          <text:p text:style-name="P23"><text:span text:style-name="T7">The </text:span>App marks Current Clue as solved.</text:p>
        </text:list-item>
        <text:list-item>
          <text:p text:style-name="P23"><text:span text:style-name="T7">The </text:span>App finds the Scavenger Hunt Clue that follows the Current Clue.</text:p>
        </text:list-item>
        <text:list-item>
          <text:p text:style-name="P23"><text:span text:style-name="T7">The </text:span>App sets the Current Clue to the found Scavenger Hunt Clue.</text:p>
        </text:list-item>
        <text:list-item>
          <text:p text:style-name="P26"><text:span text:style-name="T4">The </text:span><text:span text:style-name="T3">App displays the </text:span><text:bookmark text:name="__DdeLink__1716_1696924889"/><text:span text:style-name="T3">Scavenger Hunt Screen with the Current Clue's Clue Description and if it exists, the Current Clue's Clue Picture.</text:span></text:p>
        </text:list-item>
      </text:list>
      <text:p text:style-name="P6"/>
      <text:p text:style-name="P7">Alternate Flow <text:span text:style-name="T22">1</text:span>:</text:p>
      <text:p text:style-name="P12">2<text:span text:style-name="T22">A</text:span>. <text:s text:c="2"/><text:span text:style-name="T7">The </text:span>App finds that the Current Clue's Clue Solution requires a String.</text:p>
      <text:p text:style-name="P12">3<text:span text:style-name="T22">A</text:span>. <text:s text:c="2"/><text:span text:style-name="T7">The </text:span>App determines that the String in the Text Box matches (case-insensitive) the Current Clue's Clue Solution's String.</text:p>
      <text:p text:style-name="P14"><text:span text:style-name="T8">4</text:span><text:span text:style-name="T11">A</text:span><text:span text:style-name="T8">. <text:s text:c="2"/></text:span><text:span text:style-name="T9">The </text:span><text:span text:style-name="T8">App resumes Main Success Scenario at step </text:span><text:span text:style-name="T12">10</text:span><text:span text:style-name="T8">.</text:span></text:p>
      <text:p text:style-name="P6"/>
      <text:p text:style-name="P7">Alternate Flow <text:span text:style-name="T22">2</text:span>:</text:p>
      <text:p text:style-name="P12">2<text:span text:style-name="T22">B</text:span>. <text:s text:c="2"/><text:span text:style-name="T7">The </text:span>App finds that the Current Clue's Clue Solution requires a String.</text:p>
      <text:p text:style-name="P12">3<text:span text:style-name="T22">B</text:span>. <text:s text:c="2"/><text:span text:style-name="T7">The </text:span>App determines that the String in the Text Box does not match (case-insensitive) the Current Clue's Clue Solution's String.</text:p>
      <text:p text:style-name="P12">4<text:span text:style-name="T22">B</text:span>. <text:s text:c="2"/><text:span text:style-name="T7">The </text:span>App displays an Error Message <text:span text:style-name="T13">indicating the User's input was incorrect</text:span>.</text:p>
      <text:p text:style-name="P31">5B. <text:s text:c="2"/>The User presses the ok button on the Error Message.</text:p>
      <text:p text:style-name="P12">5<text:span text:style-name="T22">B</text:span>. <text:s text:c="2"/><text:span text:style-name="T7">The </text:span>App resumes Main Success Scenario at step <text:span text:style-name="T20">5</text:span>.</text:p>
      <text:p text:style-name="P8"><text:soft-page-break/></text:p>
      <text:p text:style-name="Standard"><text:span text:style-name="T1">Alternate Flow </text:span><text:span text:style-name="T2">3</text:span><text:span text:style-name="T3">:</text:span></text:p>
      <text:p text:style-name="P16"><text:s text:c="7"/>4<text:span text:style-name="T22">C</text:span>. <text:s text:c="2"/><text:span text:style-name="T7">The </text:span>App determines that current GPS Coordinates are not within a 16 meter<text:span text:style-name="T14">s</text:span> of the Current Clue's Clue Solution's GPS Coordinates.</text:p>
      <text:p text:style-name="P12">5<text:span text:style-name="T22">C</text:span>. <text:s text:c="2"/><text:span text:style-name="T7">The </text:span>App displays an Error Message <text:span text:style-name="T14">indicating that the User is in the wrong location</text:span>.</text:p>
      <text:p text:style-name="P31">6C. <text:s text:c="2"/>The User presses the ok button on the Error Message.</text:p>
      <text:p text:style-name="P12"><text:span text:style-name="T23">7C</text:span>. <text:s text:c="2"/><text:span text:style-name="T7">The </text:span>App resumes Main Success Scenario at step <text:span text:style-name="T20">5</text:span>.</text:p>
      <text:p text:style-name="P9"/>
      <text:p text:style-name="Standard"><text:span text:style-name="T1">Alternate Flow </text:span><text:span text:style-name="T2">4</text:span><text:span text:style-name="T3">: </text:span></text:p>
      <text:p text:style-name="P16"><text:s text:c="7"/>4<text:span text:style-name="T22">D</text:span>. <text:s text:c="2"/><text:span text:style-name="T7">The </text:span>App cannot find the Scavenger Hunt Clue that follows the Current Clue.</text:p>
      <text:p text:style-name="P12">5<text:span text:style-name="T22">D</text:span>. <text:s text:c="2"/><text:span text:style-name="T7">The </text:span>App displays an Error Message <text:span text:style-name="T15">indicating that the User has completed the Scavenger Hunt</text:span>.</text:p>
      <text:p text:style-name="P31">6D. <text:s text:c="2"/>The User presses the ok button on the Error Message.</text:p>
      <text:p text:style-name="P12"><text:span text:style-name="T23">7D</text:span>. <text:s text:c="2"/><text:span text:style-name="T7">The </text:span>App <text:span text:style-name="T15">resets the Scavenger Hunt</text:span>.</text:p>
      <text:p text:style-name="P12"><text:span text:style-name="T23">8D</text:span>. <text:s text:c="2"/><text:span text:style-name="T7">The </text:span>App sets the Current Clue to the first Scavenger Hunt Clue.</text:p>
      <text:p text:style-name="P12"><text:span text:style-name="T23">9D</text:span>. <text:s text:c="2"/><text:span text:style-name="T7">The </text:span>App resumes Main Success Scenario at step <text:span text:style-name="T18">13</text:span>.</text:p>
      <text:p text:style-name="P15"/>
      <text:p text:style-name="P2"><text:span text:style-name="T1">Alternate Flow </text:span><text:span text:style-name="T2">5</text:span><text:span text:style-name="T3">: </text:span></text:p>
      <text:p text:style-name="P13"><text:span text:style-name="T16">3E</text:span>. <text:s text:c="2"/><text:span text:style-name="T7">The User presses the Scavenger Hunt Hint Button</text:span>.</text:p>
      <text:p text:style-name="P29"><text:span text:style-name="T17">4E</text:span>. <text:s text:c="2"/><text:span text:style-name="T7">The </text:span>App <text:span text:style-name="T16">determines the next Clue Description that will be displayed for the Current Clue</text:span>.</text:p>
      <text:p text:style-name="P10">5<text:span text:style-name="T22">E</text:span>. <text:s text:c="2"/>The App displays the new Clue Description on the Scavenger Hunt Screen.</text:p>
      <text:p text:style-name="P11">6<text:span text:style-name="T22">E</text:span>. <text:s text:c="2"/>The App resumes Main Success Scenario at step <text:span text:style-name="T20">5</text:span>.</text:p>
      <text:p text:style-name="P15"/>
      <text:p text:style-name="Standard"><text:span text:style-name="T1">Alternate Flow </text:span><text:span text:style-name="T2">6</text:span><text:span text:style-name="T3">: </text:span></text:p>
      <text:p text:style-name="P12">1<text:span text:style-name="T22">F</text:span>. <text:s text:c="2"/><text:span text:style-name="T7">The </text:span>App receives an interrupt signal from the operating system and looses focus.</text:p>
      <text:p text:style-name="P12"><text:span text:style-name="T19">2F</text:span>. <text:s text:c="2"/><text:span text:style-name="T7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3T01:53:43.549000000</dc:date>
    <meta:editing-cycles>83</meta:editing-cycles>
    <meta:editing-duration>PT6H23M53S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54" meta:word-count="593" meta:character-count="3420" meta:non-whitespace-character-count="2832"/>
    <meta:template xlink:type="simple" xlink:actuate="onRequest" xlink:title="Normal.dotm" xlink:href=""/>
  </office:meta>
</office:document-meta>
</file>